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1.107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cm" fo:min-width="1.25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0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95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9.2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.9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1.1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.9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9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1.2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1.2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1.24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1.2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07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12.067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="none" fo:min-height="0.6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0.69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22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8cm" fo:min-width="2.1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16cm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18cm" svg:stroke-color="#000000" draw:marker-start-width="0.226cm" draw:marker-end-width="0.226cm" draw:fill="none" draw:textarea-vertical-align="middle" fo:padding-top="0.133cm" fo:padding-bottom="0.133cm" fo:padding-left="0.258cm" fo:padding-right="0.258cm"/>
    </style:style>
    <style:style style:name="gr29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fill="none" draw:textarea-vertical-align="middle" draw:auto-grow-height="false" fo:min-height="3.825cm" fo:min-width="1.294cm"/>
    </style:style>
    <style:style style:name="gr31" style:family="graphic" style:parent-style-name="standard">
      <style:graphic-properties draw:fill="none" draw:textarea-vertical-align="middle" draw:auto-grow-height="false" fo:min-height="5.863cm" fo:min-width="1.294cm"/>
    </style:style>
    <style:style style:name="gr32" style:family="graphic" style:parent-style-name="standard">
      <style:graphic-properties draw:fill="none" draw:textarea-vertical-align="middle" draw:auto-grow-height="false" fo:min-height="6.445cm" fo:min-width="1.29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4cm" fo:min-width="4.888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en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0% 100%" fo:font-size="16pt" style:font-size-asian="16pt" style:font-size-complex="16pt"/>
    </style:style>
    <style:style style:name="T7" style:family="text">
      <style:text-properties style:text-position="-33% 58%" fo:font-size="16pt" style:font-size-asian="16pt" style:font-size-complex="1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8cm" svg:y1="9.147cm" svg:x2="6.58cm" svg:y2="6.333cm">
          <text:p/>
        </draw:line>
        <draw:line draw:style-name="gr2" draw:text-style-name="P2" draw:layer="layout" svg:x1="13.133cm" svg:y1="7.094cm" svg:x2="12.188cm" svg:y2="6.743cm">
          <text:p/>
        </draw:line>
        <draw:custom-shape draw:style-name="gr3" draw:text-style-name="P3" draw:layer="layout" svg:width="0.353cm" svg:height="0.242cm" draw:transform="skewX (-0.00418879020478639) rotate (-1.07355202290171) translate (13.208cm 6.90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2" draw:layer="layout" svg:x1="6.598cm" svg:y1="6.384cm" svg:x2="7.033cm" svg:y2="6.384cm">
          <text:p/>
        </draw:line>
        <draw:line draw:style-name="gr1" draw:text-style-name="P1" draw:layer="layout" svg:x1="6.631cm" svg:y1="10.261cm" svg:x2="6.631cm" svg:y2="13.075cm">
          <text:p/>
        </draw:line>
        <draw:line draw:style-name="gr1" draw:text-style-name="P2" draw:layer="layout" svg:x1="9.649cm" svg:y1="6.345cm" svg:x2="10.704cm" svg:y2="6.345cm">
          <text:p/>
        </draw:line>
        <draw:line draw:style-name="gr4" draw:text-style-name="P2" draw:layer="layout" svg:x1="9.361cm" svg:y1="7.076cm" svg:x2="9.361cm" svg:y2="5.669cm">
          <text:p/>
        </draw:line>
        <draw:custom-shape draw:style-name="gr5" draw:text-style-name="P4" draw:layer="layout" svg:width="0.352cm" svg:height="0.351cm" svg:x="6.449cm" svg:y="7.519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7.947cm" svg:y1="6.522cm" svg:x2="17.947cm" svg:y2="13.075cm">
          <text:p/>
        </draw:line>
        <draw:line draw:style-name="gr1" draw:text-style-name="P2" draw:layer="layout" svg:x1="10.559cm" svg:y1="6.502cm" svg:x2="10.559cm" svg:y2="4.809cm">
          <text:p/>
        </draw:line>
        <draw:line draw:style-name="gr1" draw:text-style-name="P2" draw:layer="layout" svg:x1="13.484cm" svg:y1="5.818cm" svg:x2="17.002cm" svg:y2="5.818cm">
          <text:p/>
        </draw:line>
        <draw:line draw:style-name="gr1" draw:text-style-name="P2" draw:layer="layout" svg:x1="15.595cm" svg:y1="7.205cm" svg:x2="13.244cm" svg:y2="7.205cm">
          <text:p/>
        </draw:line>
        <draw:line draw:style-name="gr1" draw:text-style-name="P2" draw:layer="layout" svg:x1="12.188cm" svg:y1="6.853cm" svg:x2="12.188cm" svg:y2="5.798cm">
          <text:p/>
        </draw:line>
        <draw:line draw:style-name="gr1" draw:text-style-name="P2" draw:layer="layout" svg:x1="12.188cm" svg:y1="6.15cm" svg:x2="13.244cm" svg:y2="5.798cm">
          <text:p/>
        </draw:line>
        <draw:line draw:style-name="gr1" draw:text-style-name="P2" draw:layer="layout" svg:x1="10.801cm" svg:y1="6.391cm" svg:x2="12.208cm" svg:y2="6.391cm">
          <text:p/>
        </draw:line>
        <draw:line draw:style-name="gr1" draw:text-style-name="P2" draw:layer="layout" svg:x1="8.302cm" svg:y1="6.397cm" svg:x2="9.361cm" svg:y2="6.386cm">
          <text:p/>
        </draw:line>
        <draw:line draw:style-name="gr1" draw:text-style-name="P2" draw:layer="layout" svg:x1="15.595cm" svg:y1="7.205cm" svg:x2="15.595cm" svg:y2="9.316cm">
          <text:p/>
        </draw:line>
        <draw:line draw:style-name="gr1" draw:text-style-name="P2" draw:layer="layout" svg:x1="15.595cm" svg:y1="9.668cm" svg:x2="15.595cm" svg:y2="13.075cm">
          <text:p/>
        </draw:line>
        <draw:line draw:style-name="gr1" draw:text-style-name="P2" draw:layer="layout" svg:x1="13.373cm" svg:y1="7.205cm" svg:x2="13.373cm" svg:y2="9.316cm">
          <text:p/>
        </draw:line>
        <draw:frame draw:style-name="gr6" draw:text-style-name="P5" draw:layer="layout" svg:width="1.607cm" svg:height="1.114cm" svg:x="6.695cm" svg:y="5.127cm">
          <draw:text-box>
            <text:p>R<text:span text:style-name="T1">s</text:span></text:p>
          </draw:text-box>
        </draw:frame>
        <draw:custom-shape draw:style-name="gr7" draw:text-style-name="P6" draw:layer="layout" svg:width="1.759cm" svg:height="0.001cm" svg:x="14.781cm" svg:y="9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9cm" svg:height="0.001cm" svg:x="14.781cm" svg:y="9.668cm">
          <text:p/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0.764cm" svg:y1="13.075cm" svg:x2="10.764cm" svg:y2="13.779cm">
          <text:p/>
        </draw:line>
        <draw:line draw:style-name="gr1" draw:text-style-name="P2" draw:layer="layout" svg:x1="9.856cm" svg:y1="13.803cm" svg:x2="11.615cm" svg:y2="13.803cm">
          <text:p/>
        </draw:line>
        <draw:line draw:style-name="gr1" draw:text-style-name="P2" draw:layer="layout" svg:x1="10.061cm" svg:y1="14.019cm" svg:x2="11.468cm" svg:y2="14.019cm">
          <text:p/>
        </draw:line>
        <draw:line draw:style-name="gr1" draw:text-style-name="P2" draw:layer="layout" svg:x1="10.413cm" svg:y1="14.261cm" svg:x2="11.117cm" svg:y2="14.261cm">
          <text:p/>
        </draw:line>
        <draw:custom-shape draw:style-name="gr5" draw:text-style-name="P4" draw:layer="layout" svg:width="0.352cm" svg:height="0.352cm" svg:x="8.555cm" svg:y="6.189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93cm" svg:y1="7.076cm" svg:x2="9.693cm" svg:y2="5.669cm">
          <text:p/>
        </draw:line>
        <draw:frame draw:style-name="gr8" draw:text-style-name="P5" draw:layer="layout" svg:width="1.555cm" svg:height="1.114cm" svg:x="4.175cm" svg:y="9.255cm">
          <draw:text-box>
            <text:p>V<text:span text:style-name="T1">s</text:span></text:p>
          </draw:text-box>
        </draw:frame>
        <draw:custom-shape draw:style-name="gr5" draw:text-style-name="P4" draw:layer="layout" svg:width="0.352cm" svg:height="0.352cm" svg:x="10.44cm" svg:y="6.189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452cm" svg:height="1.114cm" svg:x="8.937cm" svg:y="3.378cm">
          <draw:text-box>
            <text:p>R<text:span text:style-name="T1">b1</text:span></text:p>
          </draw:text-box>
        </draw:frame>
        <draw:custom-shape draw:style-name="gr10" draw:text-style-name="P6" draw:layer="layout" svg:width="13.72cm" svg:height="0.001cm" svg:x="10.67cm" svg:y="2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0.67cm" svg:y1="8.26cm" svg:x2="10.67cm" svg:y2="6.502cm">
          <text:p/>
        </draw:line>
        <draw:line draw:style-name="gr1" draw:text-style-name="P2" draw:layer="layout" svg:x1="10.67cm" svg:y1="3.337cm" svg:x2="10.67cm" svg:y2="2.281cm">
          <text:p/>
        </draw:line>
        <draw:line draw:style-name="gr1" draw:text-style-name="P2" draw:layer="layout" svg:x1="10.618cm" svg:y1="13.09cm" svg:x2="10.618cm" svg:y2="10.838cm">
          <text:p/>
        </draw:line>
        <draw:frame draw:style-name="gr11" draw:text-style-name="P5" draw:layer="layout" svg:width="1.452cm" svg:height="1.114cm" svg:x="8.56cm" svg:y="6.854cm">
          <draw:text-box>
            <text:p>C<text:span text:style-name="T1">s</text:span></text:p>
          </draw:text-box>
        </draw:frame>
        <draw:line draw:style-name="gr1" draw:text-style-name="P2" draw:layer="layout" svg:x1="13.484cm" svg:y1="5.798cm" svg:x2="13.484cm" svg:y2="4.391cm">
          <text:p/>
        </draw:line>
        <draw:custom-shape draw:style-name="gr5" draw:text-style-name="P4" draw:layer="layout" svg:width="0.352cm" svg:height="0.351cm" svg:x="13.244cm" svg:y="5.688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3.584cm" svg:y1="2.985cm" svg:x2="13.584cm" svg:y2="2.281cm">
          <text:p/>
        </draw:line>
        <draw:frame draw:style-name="gr12" draw:text-style-name="P5" draw:layer="layout" svg:width="1.607cm" svg:height="1.065cm" svg:x="12.747cm" svg:y="6.285cm">
          <draw:text-box>
            <text:p><text:span text:style-name="T2">[npn]</text:span></text:p>
          </draw:text-box>
        </draw:frame>
        <draw:frame draw:style-name="gr13" draw:text-style-name="P5" draw:layer="layout" svg:width="1.453cm" svg:height="1.066cm" svg:x="12.077cm" svg:y="5.085cm">
          <draw:text-box>
            <text:p>c</text:p>
          </draw:text-box>
        </draw:frame>
        <draw:frame draw:style-name="gr14" draw:text-style-name="P5" draw:layer="layout" svg:width="1.453cm" svg:height="1.065cm" svg:x="12.247cm" svg:y="6.715cm">
          <draw:text-box>
            <text:p>e</text:p>
          </draw:text-box>
        </draw:frame>
        <draw:frame draw:style-name="gr15" draw:text-style-name="P5" draw:layer="layout" svg:width="1.748cm" svg:height="0.944cm" svg:x="10.559cm" svg:y="6.261cm">
          <draw:text-box>
            <text:p><text:span text:style-name="T3">base</text:span></text:p>
          </draw:text-box>
        </draw:frame>
        <draw:line draw:style-name="gr1" draw:text-style-name="P2" draw:layer="layout" svg:x1="13.282cm" svg:y1="13.065cm" svg:x2="13.282cm" svg:y2="10.819cm">
          <text:p/>
        </draw:line>
        <draw:frame draw:style-name="gr16" draw:text-style-name="P5" draw:layer="layout" svg:width="1.742cm" svg:height="0.944cm" svg:x="13.382cm" svg:y="9.89cm">
          <draw:text-box>
            <text:p><text:span text:style-name="T3">R</text:span><text:span text:style-name="T4">L</text:span></text:p>
          </draw:text-box>
        </draw:frame>
        <draw:frame draw:style-name="gr17" draw:text-style-name="P5" draw:layer="layout" svg:width="1.743cm" svg:height="0.943cm" svg:x="15.605cm" svg:y="8.62cm">
          <draw:text-box>
            <text:p><text:span text:style-name="T3">C</text:span><text:span text:style-name="T4">b</text:span></text:p>
          </draw:text-box>
        </draw:frame>
        <draw:frame draw:style-name="gr18" draw:text-style-name="P5" draw:layer="layout" svg:width="1.743cm" svg:height="0.944cm" svg:x="13.501cm" svg:y="5.095cm">
          <draw:text-box>
            <text:p><text:span text:style-name="T3">coll</text:span></text:p>
          </draw:text-box>
        </draw:frame>
        <draw:frame draw:style-name="gr18" draw:text-style-name="P5" draw:layer="layout" svg:width="1.743cm" svg:height="0.944cm" svg:x="13.544cm" svg:y="7.35cm">
          <draw:text-box>
            <text:p><text:span text:style-name="T3">emit</text:span></text:p>
          </draw:text-box>
        </draw:frame>
        <draw:line draw:style-name="gr1" draw:text-style-name="P2" draw:layer="layout" svg:x1="17.946cm" svg:y1="6.612cm" svg:x2="17.001cm" svg:y2="6.261cm">
          <text:p/>
        </draw:line>
        <draw:line draw:style-name="gr1" draw:text-style-name="P2" draw:layer="layout" svg:x1="17.001cm" svg:y1="6.371cm" svg:x2="17.001cm" svg:y2="5.316cm">
          <text:p/>
        </draw:line>
        <draw:line draw:style-name="gr2" draw:text-style-name="P2" draw:layer="layout" svg:x1="17.054cm" svg:y1="5.701cm" svg:x2="18.462cm" svg:y2="5.127cm">
          <text:p/>
        </draw:line>
        <draw:line draw:style-name="gr1" draw:text-style-name="P2" draw:layer="layout" svg:x1="18.409cm" svg:y1="5.095cm" svg:x2="18.39cm" svg:y2="4.391cm">
          <text:p/>
        </draw:line>
        <draw:line draw:style-name="gr1" draw:text-style-name="P2" draw:layer="layout" svg:x1="18.49cm" svg:y1="2.985cm" svg:x2="18.49cm" svg:y2="2.281cm">
          <text:p/>
        </draw:line>
        <draw:frame draw:style-name="gr18" draw:text-style-name="P5" draw:layer="layout" svg:width="1.743cm" svg:height="0.944cm" svg:x="13.862cm" svg:y="3.222cm">
          <draw:text-box>
            <text:p><text:span text:style-name="T3">R</text:span><text:span text:style-name="T4">c</text:span></text:p>
          </draw:text-box>
        </draw:frame>
        <draw:frame draw:style-name="gr18" draw:text-style-name="P5" draw:layer="layout" svg:width="1.743cm" svg:height="0.944cm" svg:x="18.409cm" svg:y="2.984cm">
          <draw:text-box>
            <text:p><text:span text:style-name="T3">R</text:span><text:span text:style-name="T4">out</text:span></text:p>
          </draw:text-box>
        </draw:frame>
        <draw:frame draw:style-name="gr13" draw:text-style-name="P5" draw:layer="layout" svg:width="1.453cm" svg:height="1.066cm" svg:x="17.827cm" svg:y="5.127cm">
          <draw:text-box>
            <text:p>e</text:p>
          </draw:text-box>
        </draw:frame>
        <draw:frame draw:style-name="gr9" draw:text-style-name="P5" draw:layer="layout" svg:width="1.452cm" svg:height="1.065cm" svg:x="16.957cm" svg:y="6.17cm">
          <draw:text-box>
            <text:p>c</text:p>
          </draw:text-box>
        </draw:frame>
        <draw:frame draw:style-name="gr19" draw:text-style-name="P5" draw:layer="layout" svg:width="1.574cm" svg:height="1.066cm" svg:x="16.253cm" svg:y="4.974cm">
          <draw:text-box>
            <text:p>b</text:p>
          </draw:text-box>
        </draw:frame>
        <draw:frame draw:style-name="gr12" draw:text-style-name="P5" draw:layer="layout" svg:width="1.607cm" svg:height="1.065cm" svg:x="17.373cm" svg:y="5.586cm">
          <draw:text-box>
            <text:p><text:span text:style-name="T2">[pnp]</text:span></text:p>
          </draw:text-box>
        </draw:frame>
        <draw:line draw:style-name="gr1" draw:text-style-name="P1" draw:layer="layout" svg:x1="24.409cm" svg:y1="7.336cm" svg:x2="24.39cm" svg:y2="2.281cm">
          <text:p/>
        </draw:line>
        <draw:line draw:style-name="gr1" draw:text-style-name="P1" draw:layer="layout" svg:x1="24.349cm" svg:y1="8.45cm" svg:x2="24.317cm" svg:y2="12.965cm">
          <text:p/>
        </draw:line>
        <draw:custom-shape draw:style-name="gr5" draw:text-style-name="P4" draw:layer="layout" svg:width="0.352cm" svg:height="0.351cm" svg:x="24.167cm" svg:y="2.171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7.771cm" svg:height="0.072cm" svg:x="6.58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352cm" svg:height="0.351cm" svg:x="24.187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9.836cm" svg:y1="5.798cm" svg:x2="19.836cm" svg:y2="4.391cm">
          <text:p/>
        </draw:line>
        <draw:line draw:style-name="gr4" draw:text-style-name="P2" draw:layer="layout" svg:x1="20.168cm" svg:y1="5.798cm" svg:x2="20.168cm" svg:y2="4.391cm">
          <text:p/>
        </draw:line>
        <draw:line draw:style-name="gr1" draw:text-style-name="P2" draw:layer="layout" svg:x1="18.409cm" svg:y1="5.095cm" svg:x2="19.816cm" svg:y2="5.095cm">
          <text:p/>
        </draw:line>
        <draw:line draw:style-name="gr1" draw:text-style-name="P2" draw:layer="layout" svg:x1="20.168cm" svg:y1="5.095cm" svg:x2="21.223cm" svg:y2="5.095cm">
          <text:p/>
        </draw:line>
        <draw:line draw:style-name="gr1" draw:text-style-name="P2" draw:layer="layout" svg:x1="21.334cm" svg:y1="5.095cm" svg:x2="21.32cm" svg:y2="7.667cm">
          <text:p/>
        </draw:line>
        <draw:frame draw:style-name="gr22" draw:text-style-name="P7" draw:layer="layout" svg:width="1.316cm" svg:height="0.924cm" svg:x="21.314cm" svg:y="8.613cm">
          <draw:text-box>
            <text:p><text:span text:style-name="T3">R</text:span><text:span text:style-name="T4">L</text:span></text:p>
          </draw:text-box>
        </draw:frame>
        <draw:frame draw:style-name="gr23" draw:text-style-name="P9" draw:layer="layout" svg:width="1.199cm" svg:height="5.715cm" svg:x="19.803cm" svg:y="6.397cm">
          <draw:text-box>
            <text:p text:style-name="P8"><text:span text:style-name="T5">+</text:span></text:p>
            <text:p text:style-name="P8"><text:span text:style-name="T5"/></text:p>
            <text:p text:style-name="P8"><text:span text:style-name="T5"/></text:p>
            <text:p text:style-name="P8"><text:span text:style-name="T6">V</text:span><text:span text:style-name="T7">o</text:span></text:p>
            <text:p text:style-name="P8"><text:span text:style-name="T5"/></text:p>
            <text:p text:style-name="P8"><text:span text:style-name="T5"/></text:p>
            <text:p text:style-name="P8"><text:span text:style-name="T5">-</text:span></text:p>
          </draw:text-box>
        </draw:frame>
        <draw:frame draw:style-name="gr24" draw:text-style-name="P5" draw:layer="layout" svg:width="1.728cm" svg:height="1.114cm" svg:x="25.307cm" svg:y="8.302cm">
          <draw:text-box>
            <text:p>V<text:span text:style-name="T1">cc</text:span></text:p>
          </draw:text-box>
        </draw:frame>
        <draw:frame draw:style-name="gr25" draw:text-style-name="P5" draw:layer="layout" svg:width="2.625cm" svg:height="1.328cm" svg:x="21.223cm" svg:y="10.02cm">
          <draw:text-box>
            <text:p><text:span text:style-name="T2">[load to </text:span></text:p>
            <text:p><text:span text:style-name="T2">be driven]</text:span></text:p>
          </draw:text-box>
        </draw:frame>
        <draw:frame draw:style-name="gr11" draw:text-style-name="P5" draw:layer="layout" svg:width="1.452cm" svg:height="1.114cm" svg:x="9.255cm" svg:y="8.62cm">
          <draw:text-box>
            <text:p>R<text:span text:style-name="T1">b2</text:span></text:p>
          </draw:text-box>
        </draw:frame>
        <draw:frame draw:style-name="gr18" draw:text-style-name="P5" draw:layer="layout" svg:width="1.743cm" svg:height="0.944cm" svg:x="19.894cm" svg:y="3.548cm">
          <draw:text-box>
            <text:p><text:span text:style-name="T3">C</text:span><text:span text:style-name="T4">o</text:span></text:p>
          </draw:text-box>
        </draw:frame>
        <draw:frame draw:style-name="gr26" draw:text-style-name="P5" draw:layer="layout" svg:width="1.716cm" svg:height="1.199cm" svg:x="18.334cm" svg:y="4.175cm">
          <draw:text-box>
            <text:p><text:span text:style-name="T8">emit2</text:span></text:p>
          </draw:text-box>
        </draw:frame>
        <draw:custom-shape draw:style-name="gr3" draw:text-style-name="P3" draw:layer="layout" svg:width="0.352cm" svg:height="0.501cm" draw:transform="skewX (-0.00191986217719378) rotate (-1.07355202290171) translate (17.327cm 5.35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53cm" svg:height="0.351cm" svg:x="21.112cm" svg:y="4.873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5.98cm" svg:y1="10.207cm" svg:x2="7.25cm" svg:y2="10.207cm">
          <text:p/>
        </draw:line>
        <draw:line draw:style-name="gr27" draw:text-style-name="P2" draw:layer="layout" svg:x1="23.76cm" svg:y1="8.402cm" svg:x2="25.03cm" svg:y2="8.402cm">
          <text:p/>
        </draw:line>
        <draw:line draw:style-name="gr28" draw:text-style-name="P2" draw:layer="layout" svg:x1="5.127cm" svg:y1="9.137cm" svg:x2="7.985cm" svg:y2="9.137cm">
          <text:p/>
        </draw:line>
        <draw:line draw:style-name="gr28" draw:text-style-name="P2" draw:layer="layout" svg:x1="22.907cm" svg:y1="7.35cm" svg:x2="25.765cm" svg:y2="7.35cm">
          <text:p/>
        </draw:line>
        <draw:g>
          <draw:line draw:style-name="gr29" draw:text-style-name="P10" draw:layer="layout" svg:x1="7.032cm" svg:y1="6.413cm" svg:x2="7.134cm" svg:y2="6.18cm">
            <text:p/>
          </draw:line>
          <draw:line draw:style-name="gr29" draw:text-style-name="P10" draw:layer="layout" svg:x1="7.347cm" svg:y1="6.655cm" svg:x2="7.132cm" svg:y2="6.181cm">
            <text:p/>
          </draw:line>
          <draw:line draw:style-name="gr29" draw:text-style-name="P10" draw:layer="layout" svg:x1="7.768cm" svg:y1="6.681cm" svg:x2="7.983cm" svg:y2="6.207cm">
            <text:p/>
          </draw:line>
          <draw:line draw:style-name="gr29" draw:text-style-name="P10" draw:layer="layout" svg:x1="7.337cm" svg:y1="6.666cm" svg:x2="7.552cm" svg:y2="6.192cm">
            <text:p/>
          </draw:line>
          <draw:line draw:style-name="gr29" draw:text-style-name="P10" draw:layer="layout" svg:x1="7.778cm" svg:y1="6.679cm" svg:x2="7.563cm" svg:y2="6.205cm">
            <text:p/>
          </draw:line>
          <draw:line draw:style-name="gr29" draw:text-style-name="P10" draw:layer="layout" svg:x1="8.204cm" svg:y1="6.679cm" svg:x2="7.989cm" svg:y2="6.205cm">
            <text:p/>
          </draw:line>
          <draw:line draw:style-name="gr29" draw:text-style-name="P10" draw:layer="layout" svg:x1="8.2cm" svg:y1="6.655cm" svg:x2="8.302cm" svg:y2="6.422cm">
            <text:p/>
          </draw:line>
        </draw:g>
        <draw:custom-shape draw:style-name="gr30" draw:text-style-name="P2" draw:layer="layout" svg:width="2.54cm" svg:height="4.445cm" draw:transform="rotate (1.5707963267949) translate (6.08cm 17.50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2" draw:layer="layout" svg:width="2.539cm" svg:height="6.667cm" draw:transform="rotate (1.5707963267949) translate (18.145cm 17.50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2" draw:layer="layout" svg:width="2.54cm" svg:height="7.303cm" draw:transform="rotate (1.5707963267949) translate (10.842cm 17.50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3" draw:text-style-name="P5" draw:layer="layout" svg:width="5.388cm" svg:height="2.744cm" svg:x="6.715cm" svg:y="16.671cm">
          <draw:text-box>
            <text:p><text:span text:style-name="T9">Input stage</text:span> </text:p>
          </draw:text-box>
        </draw:frame>
        <draw:frame draw:style-name="gr33" draw:text-style-name="P5" draw:layer="layout" svg:width="5.388cm" svg:height="2.744cm" svg:x="12.747cm" svg:y="16.671cm">
          <draw:text-box>
            <text:p><text:span text:style-name="T9">Gain stage</text:span> </text:p>
          </draw:text-box>
        </draw:frame>
        <draw:frame draw:style-name="gr33" draw:text-style-name="P5" draw:layer="layout" svg:width="5.388cm" svg:height="2.744cm" svg:x="19.742cm" svg:y="16.557cm">
          <draw:text-box>
            <text:p><text:span text:style-name="T9">Output stage</text:span> </text:p>
          </draw:text-box>
        </draw:frame>
        <draw:g>
          <draw:line draw:style-name="gr29" draw:text-style-name="P10" draw:layer="layout" svg:x1="10.654cm" svg:y1="4.811cm" svg:x2="10.425cm" svg:y2="4.679cm">
            <text:p/>
          </draw:line>
          <draw:line draw:style-name="gr29" draw:text-style-name="P10" draw:layer="layout" svg:x1="10.907cm" svg:y1="4.445cm" svg:x2="10.426cm" svg:y2="4.682cm">
            <text:p/>
          </draw:line>
          <draw:line draw:style-name="gr29" draw:text-style-name="P10" draw:layer="layout" svg:x1="10.948cm" svg:y1="3.943cm" svg:x2="10.482cm" svg:y2="3.667cm">
            <text:p/>
          </draw:line>
          <draw:line draw:style-name="gr29" draw:text-style-name="P10" draw:layer="layout" svg:x1="10.917cm" svg:y1="4.457cm" svg:x2="10.451cm" svg:y2="4.181cm">
            <text:p/>
          </draw:line>
          <draw:line draw:style-name="gr29" draw:text-style-name="P10" draw:layer="layout" svg:x1="10.946cm" svg:y1="3.932cm" svg:x2="10.465cm" svg:y2="4.169cm">
            <text:p/>
          </draw:line>
          <draw:line draw:style-name="gr29" draw:text-style-name="P10" draw:layer="layout" svg:x1="10.961cm" svg:y1="3.424cm" svg:x2="10.48cm" svg:y2="3.661cm">
            <text:p/>
          </draw:line>
          <draw:line draw:style-name="gr29" draw:text-style-name="P10" draw:layer="layout" svg:x1="10.937cm" svg:y1="3.427cm" svg:x2="10.708cm" svg:y2="3.295cm">
            <text:p/>
          </draw:line>
        </draw:g>
        <draw:g>
          <draw:line draw:style-name="gr29" draw:text-style-name="P10" draw:layer="layout" svg:x1="7.032cm" svg:y1="6.414cm" svg:x2="7.134cm" svg:y2="6.181cm">
            <text:p/>
          </draw:line>
          <draw:line draw:style-name="gr29" draw:text-style-name="P10" draw:layer="layout" svg:x1="7.347cm" svg:y1="6.656cm" svg:x2="7.132cm" svg:y2="6.182cm">
            <text:p/>
          </draw:line>
          <draw:line draw:style-name="gr29" draw:text-style-name="P10" draw:layer="layout" svg:x1="7.768cm" svg:y1="6.682cm" svg:x2="7.983cm" svg:y2="6.208cm">
            <text:p/>
          </draw:line>
          <draw:line draw:style-name="gr29" draw:text-style-name="P10" draw:layer="layout" svg:x1="7.337cm" svg:y1="6.667cm" svg:x2="7.552cm" svg:y2="6.193cm">
            <text:p/>
          </draw:line>
          <draw:line draw:style-name="gr29" draw:text-style-name="P10" draw:layer="layout" svg:x1="7.778cm" svg:y1="6.68cm" svg:x2="7.563cm" svg:y2="6.206cm">
            <text:p/>
          </draw:line>
          <draw:line draw:style-name="gr29" draw:text-style-name="P10" draw:layer="layout" svg:x1="8.204cm" svg:y1="6.68cm" svg:x2="7.989cm" svg:y2="6.206cm">
            <text:p/>
          </draw:line>
          <draw:line draw:style-name="gr29" draw:text-style-name="P10" draw:layer="layout" svg:x1="8.2cm" svg:y1="6.656cm" svg:x2="8.302cm" svg:y2="6.423cm">
            <text:p/>
          </draw:line>
        </draw:g>
        <draw:g>
          <draw:line draw:style-name="gr34" draw:text-style-name="P10" draw:layer="layout" svg:x1="10.639cm" svg:y1="10.843cm" svg:x2="10.325cm" svg:y2="10.622cm">
            <text:p/>
          </draw:line>
          <draw:line draw:style-name="gr34" draw:text-style-name="P10" draw:layer="layout" svg:x1="10.986cm" svg:y1="10.23cm" svg:x2="10.326cm" svg:y2="10.627cm">
            <text:p/>
          </draw:line>
          <draw:line draw:style-name="gr34" draw:text-style-name="P10" draw:layer="layout" svg:x1="11.042cm" svg:y1="9.389cm" svg:x2="10.403cm" svg:y2="8.926cm">
            <text:p/>
          </draw:line>
          <draw:line draw:style-name="gr34" draw:text-style-name="P10" draw:layer="layout" svg:x1="11cm" svg:y1="10.25cm" svg:x2="10.361cm" svg:y2="9.787cm">
            <text:p/>
          </draw:line>
          <draw:line draw:style-name="gr34" draw:text-style-name="P10" draw:layer="layout" svg:x1="11.039cm" svg:y1="9.37cm" svg:x2="10.379cm" svg:y2="9.767cm">
            <text:p/>
          </draw:line>
          <draw:line draw:style-name="gr34" draw:text-style-name="P10" draw:layer="layout" svg:x1="11.06cm" svg:y1="8.518cm" svg:x2="10.4cm" svg:y2="8.915cm">
            <text:p/>
          </draw:line>
          <draw:line draw:style-name="gr34" draw:text-style-name="P10" draw:layer="layout" svg:x1="11.027cm" svg:y1="8.524cm" svg:x2="10.713cm" svg:y2="8.303cm">
            <text:p/>
          </draw:line>
        </draw:g>
        <draw:g>
          <draw:line draw:style-name="gr29" draw:text-style-name="P10" draw:layer="layout" svg:x1="13.294cm" svg:y1="10.771cm" svg:x2="13.065cm" svg:y2="10.639cm">
            <text:p/>
          </draw:line>
          <draw:line draw:style-name="gr29" draw:text-style-name="P10" draw:layer="layout" svg:x1="13.547cm" svg:y1="10.405cm" svg:x2="13.066cm" svg:y2="10.642cm">
            <text:p/>
          </draw:line>
          <draw:line draw:style-name="gr29" draw:text-style-name="P10" draw:layer="layout" svg:x1="13.588cm" svg:y1="9.903cm" svg:x2="13.122cm" svg:y2="9.627cm">
            <text:p/>
          </draw:line>
          <draw:line draw:style-name="gr29" draw:text-style-name="P10" draw:layer="layout" svg:x1="13.557cm" svg:y1="10.417cm" svg:x2="13.091cm" svg:y2="10.141cm">
            <text:p/>
          </draw:line>
          <draw:line draw:style-name="gr29" draw:text-style-name="P10" draw:layer="layout" svg:x1="13.586cm" svg:y1="9.892cm" svg:x2="13.105cm" svg:y2="10.129cm">
            <text:p/>
          </draw:line>
          <draw:line draw:style-name="gr29" draw:text-style-name="P10" draw:layer="layout" svg:x1="13.601cm" svg:y1="9.384cm" svg:x2="13.12cm" svg:y2="9.621cm">
            <text:p/>
          </draw:line>
          <draw:line draw:style-name="gr29" draw:text-style-name="P10" draw:layer="layout" svg:x1="13.577cm" svg:y1="9.387cm" svg:x2="13.348cm" svg:y2="9.255cm">
            <text:p/>
          </draw:line>
        </draw:g>
        <draw:g>
          <draw:line draw:style-name="gr29" draw:text-style-name="P10" draw:layer="layout" svg:x1="13.493cm" svg:y1="4.421cm" svg:x2="13.264cm" svg:y2="4.289cm">
            <text:p/>
          </draw:line>
          <draw:line draw:style-name="gr29" draw:text-style-name="P10" draw:layer="layout" svg:x1="13.746cm" svg:y1="4.055cm" svg:x2="13.265cm" svg:y2="4.292cm">
            <text:p/>
          </draw:line>
          <draw:line draw:style-name="gr29" draw:text-style-name="P10" draw:layer="layout" svg:x1="13.787cm" svg:y1="3.553cm" svg:x2="13.321cm" svg:y2="3.277cm">
            <text:p/>
          </draw:line>
          <draw:line draw:style-name="gr29" draw:text-style-name="P10" draw:layer="layout" svg:x1="13.756cm" svg:y1="4.067cm" svg:x2="13.29cm" svg:y2="3.791cm">
            <text:p/>
          </draw:line>
          <draw:line draw:style-name="gr29" draw:text-style-name="P10" draw:layer="layout" svg:x1="13.785cm" svg:y1="3.542cm" svg:x2="13.304cm" svg:y2="3.779cm">
            <text:p/>
          </draw:line>
          <draw:line draw:style-name="gr29" draw:text-style-name="P10" draw:layer="layout" svg:x1="13.8cm" svg:y1="3.034cm" svg:x2="13.319cm" svg:y2="3.271cm">
            <text:p/>
          </draw:line>
          <draw:line draw:style-name="gr29" draw:text-style-name="P10" draw:layer="layout" svg:x1="13.776cm" svg:y1="3.037cm" svg:x2="13.547cm" svg:y2="2.905cm">
            <text:p/>
          </draw:line>
        </draw:g>
        <draw:g>
          <draw:line draw:style-name="gr29" draw:text-style-name="P10" draw:layer="layout" svg:x1="18.374cm" svg:y1="4.421cm" svg:x2="18.145cm" svg:y2="4.289cm">
            <text:p/>
          </draw:line>
          <draw:line draw:style-name="gr29" draw:text-style-name="P10" draw:layer="layout" svg:x1="18.627cm" svg:y1="4.055cm" svg:x2="18.146cm" svg:y2="4.292cm">
            <text:p/>
          </draw:line>
          <draw:line draw:style-name="gr29" draw:text-style-name="P10" draw:layer="layout" svg:x1="18.668cm" svg:y1="3.553cm" svg:x2="18.202cm" svg:y2="3.277cm">
            <text:p/>
          </draw:line>
          <draw:line draw:style-name="gr29" draw:text-style-name="P10" draw:layer="layout" svg:x1="18.637cm" svg:y1="4.067cm" svg:x2="18.171cm" svg:y2="3.791cm">
            <text:p/>
          </draw:line>
          <draw:line draw:style-name="gr29" draw:text-style-name="P10" draw:layer="layout" svg:x1="18.666cm" svg:y1="3.542cm" svg:x2="18.185cm" svg:y2="3.779cm">
            <text:p/>
          </draw:line>
          <draw:line draw:style-name="gr29" draw:text-style-name="P10" draw:layer="layout" svg:x1="18.681cm" svg:y1="3.034cm" svg:x2="18.2cm" svg:y2="3.271cm">
            <text:p/>
          </draw:line>
          <draw:line draw:style-name="gr29" draw:text-style-name="P10" draw:layer="layout" svg:x1="18.657cm" svg:y1="3.037cm" svg:x2="18.428cm" svg:y2="2.905cm">
            <text:p/>
          </draw:line>
        </draw:g>
        <draw:line draw:style-name="gr1" draw:text-style-name="P2" draw:layer="layout" svg:x1="21.22cm" svg:y1="10.207cm" svg:x2="21.22cm" svg:y2="13.097cm">
          <text:p/>
        </draw:line>
        <draw:g>
          <draw:line draw:style-name="gr34" draw:text-style-name="P10" draw:layer="layout" svg:x1="21.216cm" svg:y1="10.207cm" svg:x2="20.902cm" svg:y2="9.986cm">
            <text:p/>
          </draw:line>
          <draw:line draw:style-name="gr34" draw:text-style-name="P10" draw:layer="layout" svg:x1="21.563cm" svg:y1="9.594cm" svg:x2="20.903cm" svg:y2="9.991cm">
            <text:p/>
          </draw:line>
          <draw:line draw:style-name="gr34" draw:text-style-name="P10" draw:layer="layout" svg:x1="21.619cm" svg:y1="8.753cm" svg:x2="20.98cm" svg:y2="8.29cm">
            <text:p/>
          </draw:line>
          <draw:line draw:style-name="gr34" draw:text-style-name="P10" draw:layer="layout" svg:x1="21.577cm" svg:y1="9.614cm" svg:x2="20.938cm" svg:y2="9.151cm">
            <text:p/>
          </draw:line>
          <draw:line draw:style-name="gr34" draw:text-style-name="P10" draw:layer="layout" svg:x1="21.616cm" svg:y1="8.734cm" svg:x2="20.956cm" svg:y2="9.131cm">
            <text:p/>
          </draw:line>
          <draw:line draw:style-name="gr34" draw:text-style-name="P10" draw:layer="layout" svg:x1="21.637cm" svg:y1="7.882cm" svg:x2="20.977cm" svg:y2="8.279cm">
            <text:p/>
          </draw:line>
          <draw:line draw:style-name="gr34" draw:text-style-name="P10" draw:layer="layout" svg:x1="21.604cm" svg:y1="7.888cm" svg:x2="21.29cm" svg:y2="7.66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17:22:53.856176080</dc:date>
    <meta:editing-duration>PT2H11M21S</meta:editing-duration>
    <meta:editing-cycles>17</meta:editing-cycles>
    <meta:generator>LibreOffice/6.4.6.2$Linux_X86_64 LibreOffice_project/40$Build-2</meta:generator>
    <meta:document-statistic meta:object-count="153"/>
  </office:meta>
</office:document-meta>
</file>